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3490000208F32EF45EB.svm"/>
  <manifest:file-entry manifest:media-type="" manifest:full-path="Pictures/2000000700002C8D00000EE3302D2A61.svm"/>
  <manifest:file-entry manifest:media-type="" manifest:full-path="Pictures/200000070000256B00001193E52C21FC.svm"/>
  <manifest:file-entry manifest:media-type="" manifest:full-path="Pictures/20000007000043490000163A8E7C05D5.svm"/>
  <manifest:file-entry manifest:media-type="" manifest:full-path="Pictures/2000000700002D95000014FC907D231B.svm"/>
  <manifest:file-entry manifest:media-type="" manifest:full-path="Pictures/20000007000043640000228639DC8E4D.svm"/>
  <manifest:file-entry manifest:media-type="" manifest:full-path="Pictures/20000007000030AF000022A1019A7854.svm"/>
  <manifest:file-entry manifest:media-type="" manifest:full-path="Pictures/2000000700002EED00000FD1630DE4B5.svm"/>
  <manifest:file-entry manifest:media-type="" manifest:full-path="Pictures/200000070000455B0000198843733712.svm"/>
  <manifest:file-entry manifest:media-type="" manifest:full-path="Pictures/2000000700004751000028D43AFD0F74.svm"/>
  <manifest:file-entry manifest:media-type="" manifest:full-path="Pictures/20000007000043490000205ADCA4137B.svm"/>
  <manifest:file-entry manifest:media-type="" manifest:full-path="Pictures/2000000700002DFF0000260A5FF23E32.svm"/>
  <manifest:file-entry manifest:media-type="" manifest:full-path="Pictures/200000070000476C00001E9998380B0C.svm"/>
  <manifest:file-entry manifest:media-type="" manifest:full-path="Pictures/200000070000413800001830325B328C.svm"/>
  <manifest:file-entry manifest:media-type="" manifest:full-path="Pictures/2000000700002202000013A488410468.svm"/>
  <manifest:file-entry manifest:media-type="" manifest:full-path="Pictures/200000070000434900001C88902BC7A5.svm"/>
  <manifest:file-entry manifest:media-type="" manifest:full-path="Pictures/2000000700002973000016A3E0CE199F.svm"/>
  <manifest:file-entry manifest:media-type="" manifest:full-path="Pictures/2000000700002D4600000E0FE187C8BE.svm"/>
  <manifest:file-entry manifest:media-type="" manifest:full-path="Pictures/2000000700002E4E00001129BB225B4D.svm"/>
  <manifest:file-entry manifest:media-type="" manifest:full-path="Pictures/2000000700003D30000022BB6B555FCB.svm"/>
  <manifest:file-entry manifest:media-type="" manifest:full-path="Pictures/20000007000030100000242D3B71640A.svm"/>
  <manifest:file-entry manifest:media-type="" manifest:full-path="Pictures/200000070000476C0000212ECC048717.svm"/>
  <manifest:file-entry manifest:media-type="" manifest:full-path="Pictures/200000070000235A000014AD948FF27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Italic" svg:font-family="Times-Italic"/>
    <style:font-face style:name="Times-Roman" svg:font-family="Times-Roman"/>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ize="14pt" style:font-size-asian="14pt" style:font-size-complex="14pt"/>
    </style:style>
    <style:style style:name="P2" style:family="paragraph" style:parent-style-name="Text_20_body" style:list-style-name="L1">
      <style:paragraph-properties fo:text-align="start" style:justify-single-word="false"/>
      <style:text-properties style:font-name="Times New Roman" fo:font-size="14pt" style:font-size-asian="14pt" style:font-size-complex="14pt"/>
    </style:style>
    <style:style style:name="P3" style:family="paragraph" style:parent-style-name="Text_20_body" style:list-style-name="L2">
      <style:paragraph-properties fo:text-align="start" style:justify-single-word="false"/>
      <style:text-properties style:font-name="Times New Roman" fo:font-size="14pt" style:font-size-asian="14pt" style:font-size-complex="14pt"/>
    </style:style>
    <style:style style:name="P4" style:family="paragraph" style:parent-style-name="Text_20_body" style:list-style-name="L3">
      <style:paragraph-properties fo:text-align="start" style:justify-single-word="false"/>
      <style:text-properties style:font-name="Times New Roman" fo:font-size="14pt" style:font-size-asian="14pt" style:font-size-complex="14pt"/>
    </style:style>
    <style:style style:name="P5" style:family="paragraph" style:parent-style-name="Text_20_body">
      <style:paragraph-properties fo:text-align="start" style:justify-single-word="false"/>
    </style:style>
    <style:style style:name="P6" style:family="paragraph" style:parent-style-name="Text_20_body" style:list-style-name="L1">
      <style:paragraph-properties fo:margin-top="0cm" fo:margin-bottom="0cm" fo:text-align="start" style:justify-single-word="false"/>
      <style:text-properties style:font-name="Times New Roman" fo:font-size="14pt" style:font-size-asian="14pt" style:font-size-complex="14pt"/>
    </style:style>
    <style:style style:name="P7" style:family="paragraph" style:parent-style-name="Text_20_body" style:list-style-name="L1">
      <style:paragraph-properties fo:margin-top="0cm" fo:margin-bottom="0cm" fo:text-align="start" style:justify-single-word="false"/>
      <style:text-properties style:font-name="Times New Roman" fo:font-size="14pt" style:font-size-asian="14pt" style:font-size-complex="14pt"/>
    </style:style>
    <style:style style:name="P8" style:family="paragraph" style:parent-style-name="Text_20_body" style:list-style-name="L1">
      <style:paragraph-properties fo:margin-top="0cm" fo:margin-bottom="0cm" fo:text-align="start" style:justify-single-word="false"/>
      <style:text-properties style:font-name="Times New Roman" fo:font-size="14pt" style:font-size-asian="14pt" style:font-size-complex="14pt"/>
    </style:style>
    <style:style style:name="P9" style:family="paragraph" style:parent-style-name="Text_20_body" style:list-style-name="L2">
      <style:paragraph-properties fo:margin-top="0cm" fo:margin-bottom="0cm" fo:text-align="start" style:justify-single-word="false"/>
      <style:text-properties style:font-name="Times New Roman" fo:font-size="14pt" style:font-size-asian="14pt" style:font-size-complex="14pt"/>
    </style:style>
    <style:style style:name="P10" style:family="paragraph" style:parent-style-name="Text_20_body" style:list-style-name="L3">
      <style:paragraph-properties fo:margin-top="0cm" fo:margin-bottom="0cm" fo:text-align="start" style:justify-single-word="false"/>
      <style:text-properties style:font-name="Times New Roman" fo:font-size="14pt" style:font-size-asian="14pt" style:font-size-complex="14pt"/>
    </style:style>
    <style:style style:name="P11" style:family="paragraph" style:parent-style-name="Text_20_body" style:list-style-name="L3">
      <style:paragraph-properties fo:margin-top="0cm" fo:margin-bottom="0cm" fo:text-align="start" style:justify-single-word="false"/>
      <style:text-properties style:font-name="Times New Roman" fo:font-size="14pt" style:font-size-asian="14pt" style:font-size-complex="14pt"/>
    </style:style>
    <style:style style:name="P12" style:family="paragraph" style:parent-style-name="Text_20_body">
      <style:paragraph-properties fo:margin-left="0cm" fo:margin-right="0cm" fo:line-height="100%" fo:text-align="start" style:justify-single-word="false" fo:text-indent="1.251cm" style:auto-text-indent="false"/>
      <style:text-properties style:font-name="Times New Roman" fo:font-size="14pt" style:font-name-asian="Times New Roman" style:font-size-asian="14pt" style:font-size-complex="14pt"/>
    </style:style>
    <style:style style:name="P13" style:family="paragraph" style:parent-style-name="Text_20_body">
      <style:paragraph-properties fo:margin-left="0cm" fo:margin-right="0cm" fo:line-height="100%" fo:text-align="start" style:justify-single-word="false" fo:text-indent="1.27cm" style:auto-text-indent="false"/>
      <style:text-properties style:font-name="Times New Roman" fo:font-size="14pt" style:font-name-asian="Times New Roman" style:font-size-asian="14pt" style:font-size-complex="14pt"/>
    </style:style>
    <style:style style:name="P14" style:family="paragraph" style:parent-style-name="Text_20_body">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5" style:family="paragraph" style:parent-style-name="Text_20_body" style:list-style-name="L1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6" style:family="paragraph" style:parent-style-name="Text_20_body" style:list-style-name="L1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7" style:family="paragraph" style:parent-style-name="Text_20_body" style:list-style-name="L1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8" style:family="paragraph" style:parent-style-name="Text_20_body" style:list-style-name="L1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9" style:family="paragraph" style:parent-style-name="Text_20_body" style:list-style-name="L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0" style:family="paragraph" style:parent-style-name="Text_20_body" style:list-style-name="L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1" style:family="paragraph" style:parent-style-name="Text_20_body" style:list-style-name="L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2" style:family="paragraph" style:parent-style-name="Text_20_body" style:list-style-name="L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3" style:family="paragraph" style:parent-style-name="Text_20_body" style:list-style-name="L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4" style:family="paragraph" style:parent-style-name="Text_20_body" style:list-style-name="L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5" style:family="paragraph" style:parent-style-name="Text_20_body" style:list-style-name="L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6" style:family="paragraph" style:parent-style-name="Text_20_body" style:list-style-name="L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7" style:family="paragraph" style:parent-style-name="Text_20_body" style:list-style-name="L1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8" style:family="paragraph" style:parent-style-name="Text_20_body" style:list-style-name="L1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29" style:family="paragraph" style:parent-style-name="Text_20_body" style:list-style-name="L1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0" style:family="paragraph" style:parent-style-name="Text_20_body" style:list-style-name="L1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1" style:family="paragraph" style:parent-style-name="Text_20_body" style:list-style-name="L1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2" style:family="paragraph" style:parent-style-name="Text_20_body" style:list-style-name="L1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3" style:family="paragraph" style:parent-style-name="Text_20_body" style:list-style-name="L1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4" style:family="paragraph" style:parent-style-name="Text_20_body" style:list-style-name="L1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5" style:family="paragraph" style:parent-style-name="Text_20_body" style:list-style-name="L1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6" style:family="paragraph" style:parent-style-name="Text_20_body" style:list-style-name="L1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7" style:family="paragraph" style:parent-style-name="Text_20_body" style:list-style-name="L1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8" style:family="paragraph" style:parent-style-name="Text_20_body" style:list-style-name="L1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39" style:family="paragraph" style:parent-style-name="Text_20_body" style:list-style-name="L1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0" style:family="paragraph" style:parent-style-name="Text_20_body" style:list-style-name="L1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1" style:family="paragraph" style:parent-style-name="Text_20_body" style:list-style-name="L1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2" style:family="paragraph" style:parent-style-name="Text_20_body" style:list-style-name="L1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3" style:family="paragraph" style:parent-style-name="Text_20_body" style:list-style-name="L1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4" style:family="paragraph" style:parent-style-name="Text_20_body" style:list-style-name="L1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5" style:family="paragraph" style:parent-style-name="Text_20_body" style:list-style-name="L1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6" style:family="paragraph" style:parent-style-name="Text_20_body" style:list-style-name="L1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7" style:family="paragraph" style:parent-style-name="Text_20_body" style:list-style-name="L1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8" style:family="paragraph" style:parent-style-name="Text_20_body" style:list-style-name="L1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49" style:family="paragraph" style:parent-style-name="Text_20_body" style:list-style-name="L2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0" style:family="paragraph" style:parent-style-name="Text_20_body" style:list-style-name="L2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1" style:family="paragraph" style:parent-style-name="Text_20_body" style:list-style-name="L2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2" style:family="paragraph" style:parent-style-name="Text_20_body" style:list-style-name="L2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3" style:family="paragraph" style:parent-style-name="Text_20_body" style:list-style-name="L2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4" style:family="paragraph" style:parent-style-name="Text_20_body" style:list-style-name="L2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5" style:family="paragraph" style:parent-style-name="Text_20_body" style:list-style-name="L2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6" style:family="paragraph" style:parent-style-name="Text_20_body" style:list-style-name="L2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7" style:family="paragraph" style:parent-style-name="Text_20_body" style:list-style-name="L2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8" style:family="paragraph" style:parent-style-name="Text_20_body" style:list-style-name="L2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59" style:family="paragraph" style:parent-style-name="Text_20_body" style:list-style-name="L2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0" style:family="paragraph" style:parent-style-name="Text_20_body" style:list-style-name="L2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1" style:family="paragraph" style:parent-style-name="Text_20_body" style:list-style-name="L2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2" style:family="paragraph" style:parent-style-name="Text_20_body" style:list-style-name="L2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3" style:family="paragraph" style:parent-style-name="Text_20_body" style:list-style-name="L2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4" style:family="paragraph" style:parent-style-name="Text_20_body" style:list-style-name="L2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5" style:family="paragraph" style:parent-style-name="Text_20_body" style:list-style-name="L2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6" style:family="paragraph" style:parent-style-name="Text_20_body" style:list-style-name="L2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7" style:family="paragraph" style:parent-style-name="Text_20_body" style:list-style-name="L2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8" style:family="paragraph" style:parent-style-name="Text_20_body" style:list-style-name="L2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69" style:family="paragraph" style:parent-style-name="Text_20_body" style:list-style-name="L2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70" style:family="paragraph" style:parent-style-name="Text_20_body" style:list-style-name="L2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71" style:family="paragraph" style:parent-style-name="Text_20_body" style:list-style-name="L2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72" style:family="paragraph" style:parent-style-name="Text_20_body" style:list-style-name="L2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73" style:family="paragraph" style:parent-style-name="Text_20_body" style:list-style-name="L2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74" style:family="paragraph" style:parent-style-name="Text_20_body" style:list-style-name="L2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75" style:family="paragraph" style:parent-style-name="Text_20_body" style:list-style-name="L2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76" style:family="paragraph" style:parent-style-name="Text_20_body" style:list-style-name="L2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77" style:family="paragraph" style:parent-style-name="Text_20_body" style:list-style-name="L3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78" style:family="paragraph" style:parent-style-name="Text_20_body" style:list-style-name="L3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79" style:family="paragraph" style:parent-style-name="Text_20_body" style:list-style-name="L3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80" style:family="paragraph" style:parent-style-name="Text_20_body" style:list-style-name="L3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81" style:family="paragraph" style:parent-style-name="Text_20_body" style:list-style-name="L3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82" style:family="paragraph" style:parent-style-name="Text_20_body" style:list-style-name="L3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83" style:family="paragraph" style:parent-style-name="Text_20_body" style:list-style-name="L3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84" style:family="paragraph" style:parent-style-name="Text_20_body" style:list-style-name="L3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85" style:family="paragraph" style:parent-style-name="Text_20_body" style:list-style-name="L3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86" style:family="paragraph" style:parent-style-name="Text_20_body" style:list-style-name="L3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87" style:family="paragraph" style:parent-style-name="Text_20_body" style:list-style-name="L3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88" style:family="paragraph" style:parent-style-name="Text_20_body" style:list-style-name="L3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89" style:family="paragraph" style:parent-style-name="Text_20_body" style:list-style-name="L3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90" style:family="paragraph" style:parent-style-name="Text_20_body" style:list-style-name="L3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91" style:family="paragraph" style:parent-style-name="Text_20_body" style:list-style-name="L3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92" style:family="paragraph" style:parent-style-name="Text_20_body" style:list-style-name="L3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93" style:family="paragraph" style:parent-style-name="Text_20_body" style:list-style-name="L3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94" style:family="paragraph" style:parent-style-name="Text_20_body" style:list-style-name="L3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95" style:family="paragraph" style:parent-style-name="Text_20_body" style:list-style-name="L3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96" style:family="paragraph" style:parent-style-name="Text_20_body" style:list-style-name="L3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97" style:family="paragraph" style:parent-style-name="Text_20_body" style:list-style-name="L3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98" style:family="paragraph" style:parent-style-name="Text_20_body" style:list-style-name="L3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99" style:family="paragraph" style:parent-style-name="Text_20_body" style:list-style-name="L3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00" style:family="paragraph" style:parent-style-name="Text_20_body" style:list-style-name="L3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01" style:family="paragraph" style:parent-style-name="Text_20_body" style:list-style-name="L3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02" style:family="paragraph" style:parent-style-name="Text_20_body" style:list-style-name="L3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03" style:family="paragraph" style:parent-style-name="Text_20_body" style:list-style-name="L3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04" style:family="paragraph" style:parent-style-name="Text_20_body" style:list-style-name="L3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05" style:family="paragraph" style:parent-style-name="Text_20_body" style:list-style-name="L3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06" style:family="paragraph" style:parent-style-name="Text_20_body" style:list-style-name="L3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07" style:family="paragraph" style:parent-style-name="Text_20_body" style:list-style-name="L3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08" style:family="paragraph" style:parent-style-name="Text_20_body" style:list-style-name="L3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09" style:family="paragraph" style:parent-style-name="Text_20_body" style:list-style-name="L3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10" style:family="paragraph" style:parent-style-name="Text_20_body" style:list-style-name="L3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11" style:family="paragraph" style:parent-style-name="Text_20_body" style:list-style-name="L3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12" style:family="paragraph" style:parent-style-name="Text_20_body" style:list-style-name="L4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13" style:family="paragraph" style:parent-style-name="Text_20_body" style:list-style-name="L40">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14" style:family="paragraph" style:parent-style-name="Text_20_body" style:list-style-name="L4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15" style:family="paragraph" style:parent-style-name="Text_20_body" style:list-style-name="L4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16" style:family="paragraph" style:parent-style-name="Text_20_body" style:list-style-name="L4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17" style:family="paragraph" style:parent-style-name="Text_20_body" style:list-style-name="L4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18" style:family="paragraph" style:parent-style-name="Text_20_body" style:list-style-name="L41">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19" style:family="paragraph" style:parent-style-name="Text_20_body" style:list-style-name="L4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20" style:family="paragraph" style:parent-style-name="Text_20_body" style:list-style-name="L4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21" style:family="paragraph" style:parent-style-name="Text_20_body" style:list-style-name="L42">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22" style:family="paragraph" style:parent-style-name="Text_20_body" style:list-style-name="L4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23" style:family="paragraph" style:parent-style-name="Text_20_body" style:list-style-name="L43">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24" style:family="paragraph" style:parent-style-name="Text_20_body" style:list-style-name="L4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25" style:family="paragraph" style:parent-style-name="Text_20_body" style:list-style-name="L4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26" style:family="paragraph" style:parent-style-name="Text_20_body" style:list-style-name="L44">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27" style:family="paragraph" style:parent-style-name="Text_20_body" style:list-style-name="L4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28" style:family="paragraph" style:parent-style-name="Text_20_body" style:list-style-name="L4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29" style:family="paragraph" style:parent-style-name="Text_20_body" style:list-style-name="L4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30" style:family="paragraph" style:parent-style-name="Text_20_body" style:list-style-name="L45">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31" style:family="paragraph" style:parent-style-name="Text_20_body" style:list-style-name="L4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32" style:family="paragraph" style:parent-style-name="Text_20_body" style:list-style-name="L4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33" style:family="paragraph" style:parent-style-name="Text_20_body" style:list-style-name="L4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34" style:family="paragraph" style:parent-style-name="Text_20_body" style:list-style-name="L4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35" style:family="paragraph" style:parent-style-name="Text_20_body" style:list-style-name="L46">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36" style:family="paragraph" style:parent-style-name="Text_20_body" style:list-style-name="L4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37" style:family="paragraph" style:parent-style-name="Text_20_body" style:list-style-name="L4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38" style:family="paragraph" style:parent-style-name="Text_20_body" style:list-style-name="L47">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39" style:family="paragraph" style:parent-style-name="Text_20_body" style:list-style-name="L4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40" style:family="paragraph" style:parent-style-name="Text_20_body" style:list-style-name="L4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41" style:family="paragraph" style:parent-style-name="Text_20_body" style:list-style-name="L48">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42" style:family="paragraph" style:parent-style-name="Text_20_body" style:list-style-name="L4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43" style:family="paragraph" style:parent-style-name="Text_20_body" style:list-style-name="L4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44" style:family="paragraph" style:parent-style-name="Text_20_body" style:list-style-name="L4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45" style:family="paragraph" style:parent-style-name="Text_20_body" style:list-style-name="L49">
      <style:paragraph-properties fo:margin-left="0cm" fo:margin-right="0cm" fo:line-height="100%" fo:text-align="start" style:justify-single-word="false" fo:text-indent="0cm" style:auto-text-indent="false"/>
      <style:text-properties style:font-name="Times New Roman" fo:font-size="14pt" style:font-name-asian="Times New Roman" style:font-size-asian="14pt" style:font-size-complex="14pt"/>
    </style:style>
    <style:style style:name="P146" style:family="paragraph" style:parent-style-name="Text_20_body">
      <style:paragraph-properties fo:margin-left="0cm" fo:margin-right="0cm" fo:line-height="100%" fo:text-align="start" style:justify-single-word="false" fo:text-indent="0cm" style:auto-text-indent="false"/>
      <style:text-properties style:font-name="Times New Roman" fo:font-size="14pt" fo:font-style="italic" style:font-name-asian="Times New Roman" style:font-size-asian="14pt" style:font-style-asian="italic" style:font-size-complex="14pt" style:font-style-complex="italic"/>
    </style:style>
    <style:style style:name="P147" style:family="paragraph" style:parent-style-name="Text_20_body">
      <style:paragraph-properties fo:margin-left="0cm" fo:margin-right="0cm" fo:line-height="100%" fo:text-align="start" style:justify-single-word="false" fo:text-indent="0cm" style:auto-text-indent="false"/>
      <style:text-properties style:font-name="Times New Roman" fo:font-size="14pt" fo:font-style="italic" fo:font-weight="normal" style:font-name-asian="Times New Roman" style:font-size-asian="14pt" style:font-weight-asian="normal" style:font-size-complex="14pt" style:font-weight-complex="normal"/>
    </style:style>
    <style:style style:name="P148" style:family="paragraph" style:parent-style-name="Text_20_body">
      <style:paragraph-properties fo:margin-left="0cm" fo:margin-right="0cm" fo:line-height="100%" fo:text-align="start" style:justify-single-word="false" fo:text-indent="0cm" style:auto-text-indent="false"/>
      <style:text-properties style:font-name="Times New Roman" fo:font-size="14pt" fo:font-weight="bold" style:font-name-asian="Times New Roman" style:font-size-asian="14pt" style:font-size-complex="14pt"/>
    </style:style>
    <style:style style:name="P149" style:family="paragraph" style:parent-style-name="Text_20_body">
      <style:paragraph-properties fo:margin-left="0cm" fo:margin-right="0cm" fo:line-height="100%" fo:text-align="start" style:justify-single-word="false" fo:text-indent="0cm" style:auto-text-indent="false"/>
      <style:text-properties style:font-name="Times New Roman" fo:font-size="14pt" fo:font-weight="bold" style:font-name-asian="Times New Roman" style:font-size-asian="14pt" style:font-weight-asian="bold" style:font-size-complex="14pt" style:font-weight-complex="bold"/>
    </style:style>
    <style:style style:name="P150" style:family="paragraph" style:parent-style-name="Text_20_body">
      <style:paragraph-properties fo:margin-left="0cm" fo:margin-right="0cm" fo:line-height="100%" fo:text-align="start" style:justify-single-word="false" fo:text-indent="0cm" style:auto-text-indent="false"/>
      <style:text-properties style:font-name="Times New Roman" fo:font-size="14pt" style:font-size-asian="14pt" style:font-size-complex="14pt"/>
    </style:style>
    <style:style style:name="P151" style:family="paragraph" style:parent-style-name="Text_20_body">
      <style:paragraph-properties fo:margin-left="0cm" fo:margin-right="0cm" fo:line-height="100%" fo:text-align="start" style:justify-single-word="false" fo:text-indent="0cm" style:auto-text-indent="false"/>
    </style:style>
    <style:style style:name="P152" style:family="paragraph" style:parent-style-name="Text_20_body" style:list-style-name="L4">
      <style:paragraph-properties fo:margin-left="-1.251cm" fo:margin-right="0cm" fo:line-height="100%" fo:text-align="start" style:justify-single-word="false" fo:text-indent="1.251cm" style:auto-text-indent="false"/>
      <style:text-properties style:font-name="Times New Roman" fo:font-size="14pt" style:font-name-asian="Times New Roman" style:font-size-asian="14pt" style:font-size-complex="14pt"/>
    </style:style>
    <style:style style:name="P153" style:family="paragraph" style:parent-style-name="Text_20_body" style:list-style-name="L4">
      <style:paragraph-properties fo:margin-left="-1.251cm" fo:margin-right="0cm" fo:line-height="100%" fo:text-align="start" style:justify-single-word="false" fo:text-indent="1.251cm" style:auto-text-indent="false"/>
      <style:text-properties style:font-name="Times New Roman" fo:font-size="14pt" style:font-name-asian="Times New Roman" style:font-size-asian="14pt" style:font-size-complex="14pt"/>
    </style:style>
    <style:style style:name="P154" style:family="paragraph" style:parent-style-name="Text_20_body" style:list-style-name="L4">
      <style:paragraph-properties fo:margin-left="-1.251cm" fo:margin-right="0cm" fo:line-height="100%" fo:text-align="start" style:justify-single-word="false" fo:text-indent="1.251cm" style:auto-text-indent="false"/>
      <style:text-properties style:font-name="Times New Roman" fo:font-size="14pt" style:font-name-asian="Times New Roman" style:font-size-asian="14pt" style:font-size-complex="14pt"/>
    </style:style>
    <style:style style:name="P155" style:family="paragraph" style:parent-style-name="Heading_20_2">
      <style:paragraph-properties fo:text-align="start" style:justify-single-word="false"/>
    </style:style>
    <style:style style:name="P156" style:family="paragraph" style:parent-style-name="Heading_20_1">
      <style:paragraph-properties fo:text-align="start" style:justify-single-word="false"/>
    </style:style>
    <style:style style:name="P157" style:family="paragraph" style:parent-style-name="Footer">
      <style:paragraph-properties fo:text-align="end" style:justify-single-word="false"/>
    </style:style>
    <style:style style:name="P158" style:family="paragraph" style:parent-style-name="Heading_20_3">
      <style:paragraph-properties fo:text-align="start" style:justify-single-word="false"/>
    </style:style>
    <style:style style:name="T1" style:family="text">
      <style:text-properties style:font-name="Times New Roman" fo:font-size="14pt" style:font-size-asian="14pt" style:font-size-complex="14pt"/>
    </style:style>
    <style:style style:name="T2"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3" style:family="text">
      <style:text-properties style:font-name="Times New Roman" fo:font-size="14pt" style:font-name-asian="Times New Roman" style:font-size-asian="14pt" style:font-size-complex="14pt"/>
    </style:style>
    <style:style style:name="T4" style:family="text">
      <style:text-properties fo:font-weight="bold"/>
    </style:style>
    <style:style style:name="T5" style:family="text">
      <style:text-properties fo:language="en" fo:country="US"/>
    </style:style>
    <style:style style:name="T6" style:family="text">
      <style:text-properties fo:language="en" fo:country="U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text:span text:style-name="Emphasis"><text:span text:style-name="T2">Вопрос 30. Стандарты описания этапа проектирования: IDEF0, IDEF1(X), IDEF2, IDEF3. Объектно-ориентированный анализ и проектирование. Паттерное проектрование.</text:span></text:span></text:h>
      <text:p text:style-name="P5"><text:span text:style-name="Strong_20_Emphasis"><text:span text:style-name="Emphasis"><text:span text:style-name="T1">Стандарты семейства IDEF</text:span></text:span></text:span></text:p>
      <text:p text:style-name="P1">Это семейство методологий создавалось в то время, когда существовала "иллюзия всеобщего математического моделирования", в соответствии, с чем предполагалась следующая последовательность действий: определение функциональной (концептуальной) модели бизнеса - определение данных, необходимых для реализации модели - математическое моделирование - оценка результатов - реорганизация модели - и новая итерация, пока модель не будет "поставлена в рамки". В соответствии с этой концепцией и предполагалось создать серию стандартов: </text:p>
      <text:list text:style-name="L1">
        <text:list-item>
          <text:p text:style-name="P6">IDEF0 - стандарт функционального моделирования (принят). </text:p>
        </text:list-item>
        <text:list-item>
          <text:p text:style-name="P6">IDEF1 (X) - стандарт информационного моделирования (принят), хорошо известен еще и под названием "ER- диаграммы". </text:p>
        </text:list-item>
        <text:list-item>
          <text:p text:style-name="P6">IDEF2 - стандарт математического моделирования (не принят). Не принятие стандарта математического моделирования было вполне естественным, так как при реализации математической модели приходилось либо жертвовать ее точностью, либо ... самой возможностью что-то моделировать, ввиду чего никогда нельзя было с полной уверенностью говорить о "соответствии математической модели функциональной", разработанной в стандарте IDEF 0. Тем не менее, существуют программные продукты, которые позволяют проводить математическое моделирование по функциональному описанию в стандарте IDEF0. </text:p>
        </text:list-item>
        <text:list-item>
          <text:p text:style-name="P2">IDEF3 - наиболее важный из серии современных стандартов, определяет методологию моделирования процессов, проще говоря, построения технологических карт. Отсутствие методологии моделирования процессов (технологий) было существенным недостатком семейства методологий IDEF, что затрудняло использование их, например, в проектировании корпоративных информационных систем. </text:p>
        </text:list-item>
      </text:list>
      <text:p text:style-name="P1">В последние годы семейство методологий IDEF получило дальнейшее распространение, став полноценной системой разработки систем управления, от концепции проекта до создания кода программного продукта, выполняющего определенные на концептуальном уровне задачи. Наиболее интересные компоненты современного развития семейства IDEF перечислены ниже: </text:p>
      <text:list text:style-name="L2">
        <text:list-item>
          <text:p text:style-name="P9">DFD "Data flow diagram", "диаграммы потоков данных" - широко распространенная методология моделирования процессо-ориентированного типа. </text:p>
        </text:list-item>
        <text:list-item>
          <text:p text:style-name="P3">"Моделирование в терминах системы" - одной из существенных проблем при использовании "универсальных" методологий моделирования является дальнейшее использование результатов в практической работе, например при внедрении или создании корпоративной информационной системы. Часто оказывается (особенно до создания методологии IDEF 3), что применить результаты длительной работы достаточно сложно. Поэтому неудивительно, что все крупнейшие поставщики интегрированных программных систем озаботились созданием специализированных систем моделирования, адекватных применяемой системе. Наиболее интересная методология "моделирования в терминах системы" создана усилиями специалистов BAAN. </text:p>
        </text:list-item>
      </text:list>
      <text:p text:style-name="P1"><text:soft-page-break/><text:span text:style-name="Strong_20_Emphasis"><text:span text:style-name="Emphasis">Объектно-ориентированный анализ и проектирование</text:span></text:span></text:p>
      <text:p text:style-name="P1">Основная идея объектно-ориентированного анализа и проектирования (object-oriented analysis and design) состоит в рассмотрении предметной области и логического решения задачи с точки зрения объектов (понятий и сущностей). В процессе объектно-ориентированного анализа основное внимание уделяется определению и описанию объектов (или понятий) в терминах предметной области. В процессе объектно-ориентированного проектирования определяются логические программные объекты, которые будут реализованы средствами объектно-ориентированного языка программирования. Эти программные объекты включают в себя атрибуты и методы. И, наконец, в процессе конструирования (construction) или объектно-ориентированного программирования (object-oriented programming) обеспечивается реализация разработанных компонентов и классов.</text:p>
      <text:p text:style-name="P1">Рассмотрим вкратце некоторые основные принципы объектно-ориентированного анализа и проектирования, в дальнейшем мы дадим более точные определения и более полную расшифровку всех рассмотренных терминов.</text:p>
      <text:list text:style-name="L3">
        <text:list-item>
          <text:p text:style-name="P10">С начала производится так называемый анализ требований (requirements analysis) во время которого выделяются основные процессы, происходящие в моделируемой системе и их формулировка в виде прецедентов. Прецедент (precedent)- это текстовое описание процессов, происходящих в предметной области. </text:p>
        </text:list-item>
        <text:list-item>
          <text:p text:style-name="P10">Шаг второй. Объектно-ориентированный анализ предметной области (object-oriented domain analysis). Задача этого шага в определении видов деятельности участников процесса и составлении концептуальной модели (conceptual model), которая отражает различные категории элементов предметной области. Причем не только виды деятельности участников, но и все относящиеся к делу понятия. </text:p>
        </text:list-item>
        <text:list-item>
          <text:p text:style-name="P4">Шаг третий. Разбираемся, кто, чем занимается. Эта деятельность и называется объектно-ориентированным проектированием (object-oriented design), при котором основное внимание сосредоточено на распределении обязанностей. Распределение обязанностей (responsibility assignment) означает выделение задач и обязанностей различных программных объектов в приложении. </text:p>
        </text:list-item>
      </text:list>
      <text:p text:style-name="P1">Наиболее важным моментом объектно-ориентированного анализа и проектирования является квалифицированное распределение обязанностей между компонентами программной системы. Дело в том, что единственный вид деятельности, без которого невозможно обойтись. К тому же он оказывает определяющее влияние на работоспособность, масштабируемость, расширяемость и возможность повторного использования компонентов. Обязанности объектов и их взаимодействия изображаются с использованием диаграмм классов (design class diagram) и диаграмм взаимодействий (collaboration diagram).</text:p>
      <text:h text:style-name="P155" text:outline-level="2" text:is-list-header="true">Паттерное проектирование</text:h>
      <text:p text:style-name="P12">Любой паттерн проектирования, используемый при разработке информационных систем, представляет собой формализованное описание часто встречающейся задачи проектирования, удачное решение данной задачи, а также рекомендации по применению этого решения в различных ситуациях. Кроме того, паттерн проектирования обязательно имеет общеупотребимое наименование. Правильно сформулированный паттерн проектирования позволяет, отыскав однажды удачное решение, пользоваться им снова и снова.</text:p>
      <text:p text:style-name="P12"><text:soft-page-break/>Сообразное использование паттернов проектирования дает разработчику ряд неоспоримых преимуществ. Приведем некоторые из них. </text:p>
      <text:p text:style-name="P13">Модель системы, построенная в терминах паттернов проектирования, фактически является структурированным выделением тех элементов и связей, которые значимы при решении поставленной задачи. Помимо этого, модель, построенная с использованием паттернов проектирования, более проста и наглядна в изучении, чем стандартная модель. </text:p>
      <text:p text:style-name="P12">Тем не менее, несмотря на простоту и наглядность, она позволяет глубоко и всесторонне проработать архитектуру разрабатываемой системы с использованием специального языка. </text:p>
      <text:p text:style-name="P12">Применение паттернов проектирования повышает устойчивость системы к изменению требований и упрощает неизбежную последующую доработку системы. Кроме того, трудно переоценить роль использования паттернов при интеграции информационных систем организации. Также следует упомянуть, что совокупность паттернов проектирования, по сути, представляет собой единый словарь проектирования, который, будучи унифицированным средством, незаменим для общения разработчиков друг другом.</text:p>
      <text:p text:style-name="P12">Ниже будут рассмотрены паттерны проектирования, которые классифицируются следующим образом:</text:p>
      <text:list text:style-name="L4">
        <text:list-item>
          <text:p text:style-name="P152">порождающие паттерны;</text:p>
        </text:list-item>
        <text:list-item>
          <text:p text:style-name="P152">структурные паттерны;</text:p>
        </text:list-item>
        <text:list-item>
          <text:p text:style-name="P152">паттерны поведения.</text:p>
        </text:list-item>
      </text:list>
      <text:h text:style-name="P158" text:outline-level="3"><text:span text:style-name="T4">Порождающие паттерны</text:span></text:h>
      <text:p text:style-name="P14"><text:span text:style-name="T4">Паттерн </text:span><text:span text:style-name="T6">Abstract</text:span> <text:span text:style-name="T6">Factory</text:span></text:p>
      <text:p text:style-name="P146">Название и классификация паттерна</text:p>
      <text:p text:style-name="P14">Абстрактная фабрика - паттерн, порождающий объекты.</text:p>
      <text:p text:style-name="P146">Назначение</text:p>
      <text:p text:style-name="P14">Предоставляет интерфейс для создания семейств взаимосвязанных или взаимозависимых объектов, не специфицируя их конкретных классов.</text:p>
      <text:p text:style-name="P146">Применимость</text:p>
      <text:p text:style-name="P14">Используйте паттерн абстрактная фабрика, когда:</text:p>
      <text:list text:style-name="L12">
        <text:list-item>
          <text:p text:style-name="P27">система не должна зависеть от того, как создаются, компонуются и представляются входящие в нее объекты;</text:p>
        </text:list-item>
        <text:list-item>
          <text:p text:style-name="P27">входящие в семейство взаимосвязанные объекты должны использоваться вместе и вам необходимо обеспечить выполнение этого ограничения;</text:p>
        </text:list-item>
        <text:list-item>
          <text:p text:style-name="P27">система должна конфигурироваться одним из семейств составляющих ее объектов;</text:p>
        </text:list-item>
        <text:list-item>
          <text:p text:style-name="P27">вы хотите предоставить библиотеку объектов, раскрывая только их интерфейсы, но не реализацию.</text:p>
        </text:list-item>
      </text:list>
      <text:p text:style-name="P146">Результаты</text:p>
      <text:list text:style-name="L13">
        <text:list-item>
          <text:p text:style-name="P31">изолирует конкретные классы. Помогает контролировать классы объектов, создаваемых приложением. Поскольку фабрика инкапсулирует ответственность за <text:soft-page-break/>создание классов и сам процесс их создания, то она изолирует клиента от деталей реализации классов. Клиенты манипулируют экземплярами через их абстрактные интерфейсы. Имена изготавливаемых классов известны только конкретной фабрике, в коде клиента они не упоминаются;</text:p>
        </text:list-item>
        <text:list-item>
          <text:p text:style-name="P31">упрощает замену семейств продуктов. Класс конкретной фабрики появляется в приложении только один раз: при инстанцировании. Это облегчает замену используемой приложением конкретной фабрики. Приложение может изменить конфигурацию продуктов, просто подставив новую конкретную фабрику. Поскольку абстрактная фабрика создает все семейство продуктов, о и заменяется сразу все семейство. В нашем примере пользовательского нтерфейса перейти от виджетов Motif к виджетам Presentation Manager можно, просто переключившись на продукты соответствующей фабрики и заново создав интерфейс;</text:p>
        </text:list-item>
        <text:list-item>
          <text:p text:style-name="P31">гарантирует сочетаемость продуктов. Если продукты некоторого семейства спроектированы для совместного использования, то важно, чтобы приложение в каждый момент времени работало только с продуктами единственного семейства. Класс AbstractFactory позволяет легко соблюсти это ограничение;</text:p>
        </text:list-item>
        <text:list-item>
          <text:p text:style-name="P31">поддержать новый вид продуктов трудно. Расширение абстрактной фабрики для изготовления новых видов продуктов - непростая задача. Интерфейс AbstractFactory фиксирует набор продуктов, которые можно создать. Для поддержки новых продуктов необходимо расширить интерфейс фабрики, то есть изменить класс AbstractFactory и все его подклассы.</text:p>
        </text:list-item>
      </text:list>
      <text:p text:style-name="P151"><text:span text:style-name="T3"><text:s/></text:span></text:p>
      <text:p text:style-name="P14"><draw:frame draw:style-name="fr1" draw:name="Графический объект1" text:anchor-type="paragraph" svg:width="18cm" svg:height="10.305cm" draw:z-index="0"><draw:image xlink:href="Pictures/2000000700004751000028D43AFD0F74.svm" xlink:type="simple" xlink:show="embed" xlink:actuate="onLoad"/></draw:frame><text:span text:style-name="T4">Паттерн </text:span><text:span text:style-name="T6">Builder</text:span></text:p>
      <text:p text:style-name="P146">Название и классификация паттерна</text:p>
      <text:p text:style-name="P14">Строитель - паттерн, порождающий объекты.</text:p>
      <text:p text:style-name="P146">Назначение</text:p>
      <text:p text:style-name="P14">Отделяет конструирование сложного объекта от его представления, так что в результате <text:soft-page-break/>одного и того же процесса конструирования могут получаться разные представления.</text:p>
      <text:p text:style-name="P146">Применимость</text:p>
      <text:p text:style-name="P14">Используйте паттерн строитель, когда:</text:p>
      <text:list text:style-name="L14">
        <text:list-item>
          <text:p text:style-name="P35">алгоритм создания сложного объекта не должен зависеть от того, из каких частей состоит объект и как они стыкуются между собой;</text:p>
        </text:list-item>
        <text:list-item>
          <text:p text:style-name="P35">процесс конструирования должен обеспечивать различные представления конструируемого объекта.</text:p>
        </text:list-item>
      </text:list>
      <text:p text:style-name="P146">Результаты</text:p>
      <text:list text:style-name="L15">
        <text:list-item>
          <text:p text:style-name="P37">позволяет изменять внутреннее представление продукта. Объект Builder предоставляет распорядителю абстрактный интерфейс для конструирования продукта, за которым он может скрыть представление и внутреннюю структуру продукта, а также процесс его сборки. Поскольку продукт конструируется через абстрактный интерфейс, то для изменения внутреннего представления достаточно всего лишь определить новый вид строителя;</text:p>
        </text:list-item>
        <text:list-item>
          <text:p text:style-name="P37">изолирует код, реализующий конструирование и представление. Паттерн строитель улучшает модульность, инкапсулируя способ конструирования и представления сложного объекта. Клиентам ничего не надо знать о классах, определяющих внутреннюю структуру продукта, они отсутствуют в интерфейсе строителя.</text:p>
        </text:list-item>
        <text:list-item>
          <text:p text:style-name="P37">дает более тонкий контроль над процессом конструирования. В отличие от порождающих паттернов, которые сразу конструируют весь объект целиком, строитель делает это шаг за шагом под управлением распорядителя.</text:p>
        </text:list-item>
      </text:list>
      <text:p text:style-name="P14">И лишь когда продукт завершен, распорядитель забирает его у строителя. Поэтому интерфейс строителя в большей степени отражает процесс конструирования продукта, нежели другие порождающие паттерны. Это позволяет обеспечить более тонкий контроль над процессом конструирования, а значит, и над внутренней структурой готового продукта.</text:p>
      <text:p text:style-name="P14"><draw:frame draw:style-name="fr2" draw:name="Графический объект2" text:anchor-type="paragraph" svg:width="17.224cm" svg:height="5.69cm" draw:z-index="1"><draw:image xlink:href="Pictures/20000007000043490000163A8E7C05D5.svm" xlink:type="simple" xlink:show="embed" xlink:actuate="onLoad"/></draw:frame></text:p>
      <text:p text:style-name="P14"><text:span text:style-name="T4">Паттерн </text:span><text:span text:style-name="T6">Factory</text:span> <text:span text:style-name="T6">Method</text:span></text:p>
      <text:p text:style-name="P146">Название и классификация паттерна</text:p>
      <text:p text:style-name="P14">Фабричный метод - паттерн, порождающий классы.</text:p>
      <text:p text:style-name="P146">Назначение</text:p>
      <text:p text:style-name="P14">Определяет интерфейс для создания объекта, но оставляет подклассам решение о том, какой класс инстанцировать. Фабричный метод позволяет классу делегировать <text:soft-page-break/>инстанцирование подклассам.</text:p>
      <text:p text:style-name="P146">Применимость</text:p>
      <text:p text:style-name="P14">Используйте паттерн фабричный метод, когда:</text:p>
      <text:list text:style-name="L11">
        <text:list-item>
          <text:p text:style-name="P15">классу заранее неизвестно, объекты каких классов ему нужно создавать;</text:p>
        </text:list-item>
        <text:list-item>
          <text:p text:style-name="P15">класс спроектирован так, чтобы объекты, которые он создает, специфицировались подклассами;</text:p>
        </text:list-item>
        <text:list-item>
          <text:p text:style-name="P15">класс делегирует свои обязанности одному из нескольких вспомогательных</text:p>
        </text:list-item>
      </text:list>
      <text:p text:style-name="P14">подклассов, и вы планируете локализовать знание о том, какой класс принимает эти обязанности на себя.</text:p>
      <text:p text:style-name="P146">Результаты</text:p>
      <text:p text:style-name="P14">Фабричные методы избавляют проектировщика от необходимости встраивать в код зависящие от приложения классы. Код имеет дело только с интерфейсом класса Product, поэтому он может работать с любыми определенными пользователями классами конкретных продуктов.</text:p>
      <text:p text:style-name="P14">Потенциальный недостаток фабричного метода состоит в том, что клиентам, возможно, придется создавать подкласс класса Creator для создания лишь одного объекта ConcreteProduct. Порождение подклассов оправдано, если клиенту так или иначе приходится создавать подклассы Creator, в противном случае клиенту придется иметь дело с дополнительным уровнем подклассов.</text:p>
      <text:p text:style-name="P14"><draw:frame draw:style-name="fr2" draw:name="Графический объект3" text:anchor-type="paragraph" svg:width="17.755cm" svg:height="6.535cm" draw:z-index="2"><draw:image xlink:href="Pictures/200000070000455B0000198843733712.svm" xlink:type="simple" xlink:show="embed" xlink:actuate="onLoad"/></draw:frame></text:p>
      <text:p text:style-name="P14"><text:span text:style-name="T4">Паттерн </text:span><text:span text:style-name="T6">Prototype</text:span></text:p>
      <text:p text:style-name="P146">Название и классификация паттерна</text:p>
      <text:p text:style-name="P14">Прототип - паттерн, порождающий объекты.</text:p>
      <text:p text:style-name="P146">Назначение</text:p>
      <text:p text:style-name="P14">Задает виды создаваемых объектов с помощью экземпляра-прототипа и создает новые объекты путем копирования этого прототипа.</text:p>
      <text:p text:style-name="P147">Применимость</text:p>
      <text:p text:style-name="P14">Используйте паттерн прототип, когда система не должна зависеть от того, как в ней создаются, компонуются и представляются продукты:</text:p>
      <text:list text:style-name="L10">
        <text:list-item>
          <text:p text:style-name="P18">инстанцируемые классы определяются во время выполнения, например с помощью <text:soft-page-break/>динамической загрузки;</text:p>
        </text:list-item>
      </text:list>
      <text:list text:style-name="L9">
        <text:list-item>
          <text:p text:style-name="P19">для того чтобы избежать построения иерархий классов или фабрик, параллельных иерархии классов продуктов;</text:p>
        </text:list-item>
      </text:list>
      <text:list text:style-name="L8">
        <text:list-item>
          <text:p text:style-name="P20">экземпляры класса могут находиться в одном из не очень большого числа различных состояний. Может оказаться удобнее установить соответствующее число прототипов и клонировать их, а не инстанцировать каждый раз класс вручную в подходящем состоянии.</text:p>
        </text:list-item>
      </text:list>
      <text:p text:style-name="P146">Результаты</text:p>
      <text:p text:style-name="P14">У прототипа те же самые результаты, что у абстрактной фабрики и строителя: он скрывает от клиента конкретные классы продуктов, уменьшая тем самым число известных клиенту имен. Кроме того, все эти паттерны позволяют клиентам работать со специфичными для приложения классами без модификаций.</text:p>
      <text:p text:style-name="P14"><draw:frame draw:style-name="fr1" draw:name="Графический объект4" text:anchor-type="paragraph" svg:width="18cm" svg:height="7.712cm" draw:z-index="3"><draw:image xlink:href="Pictures/200000070000476C00001E9998380B0C.svm" xlink:type="simple" xlink:show="embed" xlink:actuate="onLoad"/></draw:frame></text:p>
      <text:p text:style-name="P148">Паттерн Singleton</text:p>
      <text:p text:style-name="P146">Название и классификация паттерна</text:p>
      <text:p text:style-name="P14">Одиночка - паттерн, порождающий объекты.</text:p>
      <text:p text:style-name="P146">Назначение</text:p>
      <text:p text:style-name="P14">Гарантирует, что у класса есть только один экземпляр, и предоставляет к нему глобальную точку доступа.</text:p>
      <text:p text:style-name="P146">Применимость</text:p>
      <text:p text:style-name="P14">Используйте паттерн одиночка, когда:</text:p>
      <text:list text:style-name="L7">
        <text:list-item>
          <text:p text:style-name="P21">должен быть ровно один экземпляр некоторого класса, легко доступный всем клиентам;</text:p>
        </text:list-item>
        <text:list-item>
          <text:p text:style-name="P21">единственный экземпляр должен расширяться путем порождения подклассов, и клиентам нужно иметь возможность работать с расширенным экземпляром без модификации своего кода.</text:p>
        </text:list-item>
      </text:list>
      <text:p text:style-name="P146">Результаты</text:p>
      <text:list text:style-name="L6">
        <text:list-item>
          <text:p text:style-name="P23">контролируемый доступ к единственному экземпляру. Поскольку класс</text:p>
        </text:list-item>
      </text:list>
      <text:p text:style-name="P14"><text:soft-page-break/>Singleton инкапсулирует свой единственный экземпляр, он полностью</text:p>
      <text:p text:style-name="P14">контролирует то, как и когда клиенты получают доступ к нему;</text:p>
      <text:list text:style-name="L5">
        <text:list-item>
          <text:p text:style-name="P24">уменьшение числа имен;</text:p>
        </text:list-item>
        <text:list-item>
          <text:p text:style-name="P24">допускает уточнение операций и представления;</text:p>
        </text:list-item>
        <text:list-item>
          <text:p text:style-name="P24">допускает переменное число экземпляров.</text:p>
        </text:list-item>
      </text:list>
      <text:p text:style-name="P14"><draw:frame draw:style-name="fr2" draw:name="Графический объект5" text:anchor-type="paragraph" svg:width="12.014cm" svg:height="4.048cm" draw:z-index="4"><draw:image xlink:href="Pictures/2000000700002EED00000FD1630DE4B5.svm" xlink:type="simple" xlink:show="embed" xlink:actuate="onLoad"/></draw:frame></text:p>
      <text:h text:style-name="P158" text:outline-level="3">Структурные паттерны</text:h>
      <text:p text:style-name="P148">Паттерн Adapter</text:p>
      <text:p text:style-name="P146">Название и классификация паттерна</text:p>
      <text:p text:style-name="P14">Адаптер - паттерн, структурирующий классы и объекты.</text:p>
      <text:p text:style-name="P146">Назначение</text:p>
      <text:p text:style-name="P14">Преобразует интерфейс одного класса в интерфейс другого, который ожидают клиенты. Адаптер обеспечивает совместную работу классов с несовместимыми интерфейсами, которая без него была бы невозможна.</text:p>
      <text:p text:style-name="P146">Применимость</text:p>
      <text:p text:style-name="P14">Применяйте паттерн адаптер, когда:</text:p>
      <text:list text:style-name="L16">
        <text:list-item>
          <text:p text:style-name="P40">хотите использовать существующий класс, но его интерфейс не соответствует вашим потребностям;</text:p>
        </text:list-item>
        <text:list-item>
          <text:p text:style-name="P40">собираетесь создать повторно используемый класс, который должен взаимодействовать с заранее неизвестными или не связанными с ним классами, имеющими несовместимые интерфейсы;</text:p>
        </text:list-item>
        <text:list-item>
          <text:p text:style-name="P40">(только для адаптера объектов!) нужно использовать несколько существующих подклассов, но непрактично адаптировать их интерфейсы путем порождения новых подклассов от каждого. В этом случае адаптер объектов может приспосабливать интерфейс их общего родительского класса.</text:p>
        </text:list-item>
      </text:list>
      <text:p text:style-name="P14">Результаты применения адаптеров объектов и классов различны. Адаптер класса:</text:p>
      <text:list text:style-name="L17">
        <text:list-item>
          <text:p text:style-name="P43">адаптирует Adapter к Target, перепоручая действия конкретному классу Adapter. Поэтому данный паттерн не будет работать, если мы захотим одновременно адаптировать класс и его подклассы;</text:p>
        </text:list-item>
        <text:list-item>
          <text:p text:style-name="P43">позволяет адаптеру Adapter заместить некоторые операции адаптируемого класса Adapter, так как Adapter есть не что иное, как подкласс Adapter;</text:p>
        </text:list-item>
        <text:list-item>
          <text:p text:style-name="P43">вводит только один новый объект. Чтобы добраться до адаптируемого класса, не нужно никакого дополнительного обращения по указателю.</text:p>
        </text:list-item>
      </text:list>
      <text:p text:style-name="P14"><text:soft-page-break/>Адаптер объектов:</text:p>
      <text:list text:style-name="L18">
        <text:list-item>
          <text:p text:style-name="P46">позволяет одному адаптеру Adapter работать со многим адаптируемыми объектами Adapter, то есть с самим Adapter и его подклассами (если таковые имеются). Адаптер может добавить новую функциональность сразу всем адаптируемым объектам;</text:p>
        </text:list-item>
        <text:list-item>
          <text:p text:style-name="P46">затрудняет замещение операций класса Adapter. Для этого потребуется породить от Adapter подкласс и заставить Adapter ссылаться на этот подкласс, а не на сам Adapter.</text:p>
        </text:list-item>
      </text:list>
      <text:p text:style-name="P148"><draw:frame draw:style-name="fr2" draw:name="Графический объект6" text:anchor-type="paragraph" svg:width="16.695cm" svg:height="6.191cm" draw:z-index="5"><draw:image xlink:href="Pictures/200000070000413800001830325B328C.svm" xlink:type="simple" xlink:show="embed" xlink:actuate="onLoad"/></draw:frame>Паттерн Bridge</text:p>
      <text:p text:style-name="P146">Название и классификация паттерна</text:p>
      <text:p text:style-name="P14">Мост - паттерн, структурирующий объекты.</text:p>
      <text:p text:style-name="P146">Назначение</text:p>
      <text:p text:style-name="P14">Отделить абстракцию от ее реализации так, чтобы то и другое можно было изменять независимо.</text:p>
      <text:p text:style-name="P146">Применимость</text:p>
      <text:p text:style-name="P14">Используйте паттерн мост, когда:</text:p>
      <text:list text:style-name="L19">
        <text:list-item>
          <text:p text:style-name="P48">хотите избежать постоянной привязки абстракции к реализации. Так, например, бывает, когда реализацию необходимо выбирать во время выполнения программы;</text:p>
        </text:list-item>
      </text:list>
      <text:list text:style-name="L20">
        <text:list-item>
          <text:p text:style-name="P49">и абстракции, и реализации должны расширяться новыми подклассами. В таком случае паттерн мост позволяет комбинировать разные абстракции и реализации и изменять их независимо;</text:p>
        </text:list-item>
        <text:list-item>
          <text:p text:style-name="P49">изменения в реализации абстракции не должны сказываться на клиентах, то есть клиентский код не должен перекомпилироваться;</text:p>
        </text:list-item>
      </text:list>
      <text:p text:style-name="P146">Результаты</text:p>
      <text:p text:style-name="P14">Результаты применения паттерна мост таковы:</text:p>
      <text:list text:style-name="L21">
        <text:list-item>
          <text:p text:style-name="P51">отделение реализации от интерфейса. Реализация больше не имеет постоянной привязки к интерфейсу. Реализацию абстракции можно конфигурировать во время выполнения. Объект может даже динамически изменять свою реализацию:</text:p>
        </text:list-item>
        <text:list-item>
          <text:p text:style-name="P51">повышение степени расширяемости;</text:p>
        </text:list-item>
        <text:list-item>
          <text:p text:style-name="P51">сокрытие деталей реализации от клиентов</text:p>
        </text:list-item>
      </text:list>
      <text:p text:style-name="P14"><draw:frame draw:style-name="fr1" draw:name="Графический объект7" text:anchor-type="paragraph" svg:width="18cm" svg:height="8.361cm" draw:z-index="6"><draw:image xlink:href="Pictures/200000070000476C0000212ECC048717.svm" xlink:type="simple" xlink:show="embed" xlink:actuate="onLoad"/></draw:frame><text:soft-page-break/></text:p>
      <text:p text:style-name="P148">Паттерн Composite</text:p>
      <text:p text:style-name="P146">Название и классификация паттерна</text:p>
      <text:p text:style-name="P14">Компоновщик - паттерн, структурирующий объекты.</text:p>
      <text:p text:style-name="P146">Назначение</text:p>
      <text:p text:style-name="P14">Компонует объекты в древовидные структуры для представления иерархий часть-целое. Позволяет клиентам единообразно трактовать индивидуальные и составные объекты.</text:p>
      <text:p text:style-name="P146">Применимость</text:p>
      <text:p text:style-name="P14">Используйте паттерн компоновщик, когда:</text:p>
      <text:list text:style-name="L22">
        <text:list-item>
          <text:p text:style-name="P54">нужно представить иерархию объектов вида часть-целое;</text:p>
        </text:list-item>
        <text:list-item>
          <text:p text:style-name="P54">хотите, чтобы клиенты единообразно трактовали составные и индивидуальные объект</text:p>
        </text:list-item>
      </text:list>
      <text:p text:style-name="P146">Результаты</text:p>
      <text:p text:style-name="P14">Паттерн компоновщик:</text:p>
      <text:list text:style-name="L23">
        <text:list-item>
          <text:p text:style-name="P56">определяет иерархии классов, состоящие из примитивных и составных объектов. Из примитивных объектов можно составлять более сложные, которые, в свою очередь, участвуют в более сложных композициях и так далее;</text:p>
        </text:list-item>
        <text:list-item>
          <text:p text:style-name="P56">упрощает архитектуру клиента. Клиенты могут единообразно работать с индивидуальными и объектами и с составными структурами;</text:p>
        </text:list-item>
        <text:list-item>
          <text:p text:style-name="P56">облегчает добавление новых видов компонентов;</text:p>
        </text:list-item>
        <text:list-item>
          <text:p text:style-name="P56">способствует созданию общего дизайна.</text:p>
        </text:list-item>
      </text:list>
      <text:p text:style-name="P14"><draw:frame draw:style-name="fr1" draw:name="Графический объект8" text:anchor-type="paragraph" svg:width="17.224cm" svg:height="8.281cm" draw:z-index="7"><draw:image xlink:href="Pictures/20000007000043490000205ADCA4137B.svm" xlink:type="simple" xlink:show="embed" xlink:actuate="onLoad"/></draw:frame><text:soft-page-break/></text:p>
      <text:p text:style-name="P148">Паттерн Decorator</text:p>
      <text:p text:style-name="P146">Название и классификация паттерна</text:p>
      <text:p text:style-name="P14">Декоратор - паттерн, структурирующий объекты.</text:p>
      <text:p text:style-name="P146">Назначение</text:p>
      <text:p text:style-name="P14">Динамически добавляет объекту новые обязанности. Является гибкой альтернативой порождению подклассов с целью расширения функциональности.</text:p>
      <text:p text:style-name="P146">Применимость</text:p>
      <text:p text:style-name="P14">Используйте паттерн декоратор:</text:p>
      <text:list text:style-name="L24">
        <text:list-item>
          <text:p text:style-name="P60">для динамического, прозрачного для клиентов добавления обязанностей объектам;</text:p>
        </text:list-item>
        <text:list-item>
          <text:p text:style-name="P60">для реализации обязанностей, которые могут быть сняты с объекта;</text:p>
        </text:list-item>
        <text:list-item>
          <text:p text:style-name="P60">когда расширение путем порождения подклассов по каким-то причинам неудобно или невозможно. Иногда приходится реализовывать много независимых расширений, так что порождение подклассов для поддержки всех возможных комбинаций приведет к комбинаторному росту их числа.</text:p>
        </text:list-item>
      </text:list>
      <text:p text:style-name="P146">Результаты</text:p>
      <text:list text:style-name="L25">
        <text:list-item>
          <text:p text:style-name="P63">большая гибкость, нежели у статического наследования. Паттерн декоратор позволяет более гибко добавлять объекту новые обязанности, чем было бы возможно в случае статического (множественного) наследования;</text:p>
        </text:list-item>
        <text:list-item>
          <text:p text:style-name="P63">позволяет избежать перегруженных функциями классов на верхних уровнях иерархии. Декоратор разрешает добавлять новые обязанности по мере необходимости;</text:p>
        </text:list-item>
        <text:list-item>
          <text:p text:style-name="P63">декоратор и его компонент не идентичны. Декоратор действует как прозрачное обрамлени<text:span text:style-name="T5">е</text:span>;</text:p>
        </text:list-item>
        <text:list-item>
          <text:p text:style-name="P63">множество мелких объектов. При использовании в проекте паттерна декоратор нередко получается система, составленная из большого числа мелких объектов, которые похожи друг на друга и различаются только способом взаимосвязи, а не классом и не значениями своих внутренних переменны.</text:p>
        </text:list-item>
      </text:list>
      <text:p text:style-name="P14"><draw:frame draw:style-name="fr2" draw:name="Графический объект10" text:anchor-type="paragraph" svg:width="17.253cm" svg:height="8.839cm" draw:z-index="8"><draw:image xlink:href="Pictures/20000007000043640000228639DC8E4D.svm" xlink:type="simple" xlink:show="embed" xlink:actuate="onLoad"/></draw:frame><text:soft-page-break/></text:p>
      <text:p text:style-name="P148">Паттерн Facade</text:p>
      <text:p text:style-name="P146">Название и классификация паттерна</text:p>
      <text:p text:style-name="P14">Фасад - паттерн, структурирующий объекты.</text:p>
      <text:p text:style-name="P146">Назначение</text:p>
      <text:p text:style-name="P14">Предоставляет унифицированный интерфейс вместо набора интерфейсов некоторой подсистемы. Фасад определяет интерфейс более высокого уровня, который упрощает использование подсистемы.</text:p>
      <text:p text:style-name="P146">Применимость</text:p>
      <text:p text:style-name="P14">Используйте паттерн фасад, когда:</text:p>
      <text:list text:style-name="L26">
        <text:list-item>
          <text:p text:style-name="P66">хотите предоставить простой интерфейс к сложной подсистемее;</text:p>
        </text:list-item>
        <text:list-item>
          <text:p text:style-name="P66">между клиентами и классами реализации абстракции существует много зависимостей. Фасад позволит отделить подсистему как от клиентов, так и от других подсистем, что, в свою очередь, способствует повышению степе ни независимости и переносимости;</text:p>
        </text:list-item>
        <text:list-item>
          <text:p text:style-name="P66">вы хотите разложить подсистему на отдельные слои.</text:p>
        </text:list-item>
      </text:list>
      <text:p text:style-name="P146">Результаты</text:p>
      <text:p text:style-name="P14">У паттерна фасад есть следующие преимущества:</text:p>
      <text:list text:style-name="L28">
        <text:list-item>
          <text:p text:style-name="P69">изолирует клиентов от компонентов подсистемы, уменьшая тем самым число объектов, с которыми клиентам приходится иметь дело, и упрощая работу с подсистемой;</text:p>
        </text:list-item>
        <text:list-item>
          <text:p text:style-name="P69">позволяет ослабить связанность между подсистемой и ее клиентами;</text:p>
        </text:list-item>
        <text:list-item>
          <text:p text:style-name="P69">фасад не препятствует приложениям напрямую обращаться к классам подсистемы, если это необходимо. Таким образом, у вас есть выбор между простотой и общностью.</text:p>
        </text:list-item>
      </text:list>
      <text:p text:style-name="P148"><draw:frame draw:style-name="fr1" draw:name="Графический объект9" text:anchor-type="paragraph" svg:width="17.224cm" svg:height="8.334cm" draw:z-index="9"><draw:image xlink:href="Pictures/20000007000043490000208F32EF45EB.svm" xlink:type="simple" xlink:show="embed" xlink:actuate="onLoad"/></draw:frame><text:soft-page-break/></text:p>
      <text:p text:style-name="P148">Паттерн Flyweight</text:p>
      <text:p text:style-name="P146">Название и классификация паттерна</text:p>
      <text:p text:style-name="P14">Приспособленец - паттерн, структурирующий объекты.</text:p>
      <text:p text:style-name="P146">Назначение</text:p>
      <text:p text:style-name="P14">Использует разделение для эффективной поддержки множества мелких объектов.</text:p>
      <text:p text:style-name="P146">Применимость</text:p>
      <text:p text:style-name="P14">Эффективность паттерна приспособленец во многом зависит от того, как и где он используется. Применяйте этот паттерн, когда выполнены все ниже перечисленные условия:</text:p>
      <text:list text:style-name="L29">
        <text:list-item>
          <text:p text:style-name="P73">в приложении используется большое число объектов;</text:p>
        </text:list-item>
        <text:list-item>
          <text:p text:style-name="P73">из-за этого накладные расходы на хранение высоки;</text:p>
        </text:list-item>
        <text:list-item>
          <text:p text:style-name="P73">большую часть состояния объектов можно вынести вовне;</text:p>
        </text:list-item>
        <text:list-item>
          <text:p text:style-name="P73">многие группы объектов можно заменить относительно небольшим количеством разделяемых объектов, поскольку внешнее состояние вынесено;</text:p>
        </text:list-item>
      </text:list>
      <text:p text:style-name="P146">Результаты</text:p>
      <text:p text:style-name="P14">При использовании приспособленцев не исключены затраты на передачу, поиск или вычисление внутреннего состояния, особенно если раньше оно хранилось как внутреннее. Однако такие расходы с лихвой компенсируются экономией памяти за счет разделения объектов-приспособленцев.</text:p>
      <text:p text:style-name="P148"><draw:frame draw:style-name="fr1" draw:name="Графический объект11" text:anchor-type="paragraph" svg:width="15.663cm" svg:height="8.892cm" draw:z-index="10"><draw:image xlink:href="Pictures/2000000700003D30000022BB6B555FCB.svm" xlink:type="simple" xlink:show="embed" xlink:actuate="onLoad"/></draw:frame><text:soft-page-break/></text:p>
      <text:p text:style-name="P148">Паттерн Proxy</text:p>
      <text:p text:style-name="P146">Название и классификация паттерна</text:p>
      <text:p text:style-name="P14">Заместитель - паттерн, структурирующий объекты.</text:p>
      <text:p text:style-name="P146">Назначение</text:p>
      <text:p text:style-name="P14">Является суррогатом другого объекта и контролирует доступ к нему.</text:p>
      <text:p text:style-name="P146">Применимость</text:p>
      <text:p text:style-name="P14">Паттерн заместитель применим во всех случаях, когда возникает необходимость сослаться на объект более изощренно, чем это возможно, если использовать простой указатель.</text:p>
      <text:p text:style-name="P146">Результаты</text:p>
      <text:p text:style-name="P14">С помощью паттерна заместитель при доступе к объекту вводится дополнительный уровень косвенности. У этого подхода есть много вариантов в зависимости от вида заместителя:</text:p>
      <text:list text:style-name="L30">
        <text:list-item>
          <text:p text:style-name="P77">удаленный заместитель может скрыть тот факт, что объект находится в другом адресном пространстве;</text:p>
        </text:list-item>
        <text:list-item>
          <text:p text:style-name="P77">виртуальный заместитель может выполнять оптимизацию, например создание объекта по требованию;</text:p>
        </text:list-item>
        <text:list-item>
          <text:p text:style-name="P77">защищающий заместитель и ｫумнаяｻ ссылка позволяют решать дополнительные задачи при доступе к объекту.</text:p>
        </text:list-item>
      </text:list>
      <text:p text:style-name="P14"><draw:frame draw:style-name="fr1" draw:name="Графический объект12" text:anchor-type="paragraph" svg:width="17.224cm" svg:height="7.304cm" draw:z-index="11"><draw:image xlink:href="Pictures/200000070000434900001C88902BC7A5.svm" xlink:type="simple" xlink:show="embed" xlink:actuate="onLoad"/></draw:frame><text:soft-page-break/><text:span text:style-name="T6"/></text:p>
      <text:h text:style-name="Heading_20_3" text:outline-level="3"><text:span text:style-name="T4">Паттерны</text:span> <text:span text:style-name="T4">поведения</text:span></text:h>
      <text:p text:style-name="P14"><text:span text:style-name="T4">Паттерн</text:span> <text:span text:style-name="T6">Chain of Responsibility</text:span></text:p>
      <text:p text:style-name="P146">Название и классификация паттерна</text:p>
      <text:p text:style-name="P14">Цепочка обязанностей - паттерн поведения объектов.</text:p>
      <text:p text:style-name="P146">Назначение</text:p>
      <text:p text:style-name="P14">Позволяет избежать привязки отправителя запроса к его получателю, давая шанс обработать запрос нескольким объектам. Связывает объекты-получатели в цепочку и передает запрос вдоль этой цепочки, пока его не обработают.</text:p>
      <text:p text:style-name="P146">Применимость</text:p>
      <text:p text:style-name="P14">Используйте цепочку обязанностей, когда:</text:p>
      <text:list text:style-name="L31">
        <text:list-item>
          <text:p text:style-name="P80">есть более одного объекта, способного обработать запрос, причем настоящий обработчик заранее неизвестен и должен быть найден автоматически;</text:p>
        </text:list-item>
        <text:list-item>
          <text:p text:style-name="P80">вы хотите отправить запрос одному из нескольких объектов, не указывая явно, какому именно;</text:p>
        </text:list-item>
        <text:list-item>
          <text:p text:style-name="P80">набор объектов, способных обработать запрос, должен задаваться динамически.</text:p>
        </text:list-item>
      </text:list>
      <text:p text:style-name="P146">Результаты</text:p>
      <text:list text:style-name="L32">
        <text:list-item>
          <text:p text:style-name="P83">ослабление связанности. Этот паттерн освобождает объект от необходимости знать, кто конкретно обработает его запрос. Отправителю и получателю ни чего неизвестно друг о друге, а включенному в цепочку объекту - о структуре цепочки;</text:p>
        </text:list-item>
        <text:list-item>
          <text:p text:style-name="P83">дополнительная гибкость при распределении обязанностей между объектами. Цепочка обязанностей позволяет повысить гибкость распределения обязанностей между объектами. Добавить или изменить обязанности по обработке запроса можно, включив в цепочку новых участников или изменив ее каким-то другим образом.;</text:p>
        </text:list-item>
        <text:list-item>
          <text:p text:style-name="P83">получение не гарантировано. Поскольку у запроса нет явного получателя, то нет и гарантий, что он вообще будет обработан: он может достичь конца цепочки и пропасть. Необработанным запрос может оказаться и в случае неправильной конфигурации цепочки.</text:p>
        </text:list-item>
      </text:list>
      <text:p text:style-name="P14"><draw:frame draw:style-name="fr2" draw:name="Графический объект13" text:anchor-type="paragraph" svg:width="12.303cm" svg:height="9.26cm" draw:z-index="12"><draw:image xlink:href="Pictures/20000007000030100000242D3B71640A.svm" xlink:type="simple" xlink:show="embed" xlink:actuate="onLoad"/></draw:frame><text:soft-page-break/><text:span text:style-name="T4">Паттерн </text:span><text:span text:style-name="T6">Command</text:span></text:p>
      <text:p text:style-name="P146">Название и классификация паттерна</text:p>
      <text:p text:style-name="P14">Команда - паттерн поведения объектов.</text:p>
      <text:p text:style-name="P146">Назначение</text:p>
      <text:p text:style-name="P14">Инкапсулирует запрос как объект, позволяя тем самым задавать параметры клиентов для обработки соответствующих запросов, ставить запросы в очередь или протоколировать их, а также поддерживать отмену операц</text:p>
      <text:p text:style-name="P146">Применимость</text:p>
      <text:p text:style-name="P14">Используйте паттерн команда, когда хотите:</text:p>
      <text:list text:style-name="L33">
        <text:list-item>
          <text:p text:style-name="P86">параметризовать объекты выполняемым действием/ В процедурном языке такую параметризацию можно выразить с помощью функции обратного вызова, то есть такой функции, которая регистрируется, чтобы быть вызванной позднее;</text:p>
        </text:list-item>
        <text:list-item>
          <text:p text:style-name="P86">поддержать отмену операций;</text:p>
        </text:list-item>
        <text:list-item>
          <text:p text:style-name="P86">поддержать протоколирование изменений, чтобы их можно было выполнить повторно после аварийной остановки системы;</text:p>
        </text:list-item>
        <text:list-item>
          <text:p text:style-name="P86">структурировать систему на основе высокоуровневых операций, построенных из примитивных.</text:p>
        </text:list-item>
      </text:list>
      <text:p text:style-name="P14">Результаты</text:p>
      <text:list text:style-name="L34">
        <text:list-item>
          <text:p text:style-name="P90">команда разрывает связь между объектом, инициирующим операцию, и объектом, имеющим информацию о том, как ее выполнить;</text:p>
        </text:list-item>
        <text:list-item>
          <text:p text:style-name="P90">команды - это самые настоящие объекты. Допускается манипулировать ими и расширять их точно так же, как в случае с любыми другими объектами;</text:p>
        </text:list-item>
        <text:list-item>
          <text:p text:style-name="P90">из простых команд можно собирать составные;</text:p>
        </text:list-item>
        <text:list-item>
          <text:p text:style-name="P90">добавлять новые команды легко, поскольку никакие существующие классы изменять не нужно.</text:p>
        </text:list-item>
      </text:list>
      <text:p text:style-name="P14"><draw:frame draw:style-name="fr1" draw:name="Графический объект14" text:anchor-type="paragraph" svg:width="11.853cm" svg:height="4.394cm" draw:z-index="13"><draw:image xlink:href="Pictures/2000000700002E4E00001129BB225B4D.svm" xlink:type="simple" xlink:show="embed" xlink:actuate="onLoad"/></draw:frame><text:soft-page-break/></text:p>
      <text:p text:style-name="P14"><text:span text:style-name="T4">Паттерн </text:span><text:span text:style-name="T6">Interpreter</text:span></text:p>
      <text:p text:style-name="P146">Название и классификация паттерна</text:p>
      <text:p text:style-name="P14">Интерпретатор - паттерн поведения классов.</text:p>
      <text:p text:style-name="P146">Назначение</text:p>
      <text:p text:style-name="P14">Для заданного языка определяет представление его грамматики, а также интерпретатор предложений этого языка.</text:p>
      <text:p text:style-name="P146">Применимость</text:p>
      <text:p text:style-name="P14">Используйте паттерн интерпретатор, когда есть язык для интерпретации, предложения которого можно представить в виде абстрактных синтаксических деревьев.</text:p>
      <text:p text:style-name="P146">Результаты</text:p>
      <text:list text:style-name="L35">
        <text:list-item>
          <text:p text:style-name="P94">грамматику легко изменять и расширять;</text:p>
        </text:list-item>
        <text:list-item>
          <text:p text:style-name="P94">простая реализация грамматики;</text:p>
        </text:list-item>
        <text:list-item>
          <text:p text:style-name="P94">сложные грамматики трудно сопровождать;</text:p>
        </text:list-item>
        <text:list-item>
          <text:p text:style-name="P94">добавление новых способов интерпретации выражений. Паттерн интерпретатор позволяет легко изменить способ вычисления выражений.</text:p>
        </text:list-item>
      </text:list>
      <text:p text:style-name="P14"><draw:frame draw:style-name="fr2" draw:name="Графический объект15" text:anchor-type="paragraph" svg:width="9.051cm" svg:height="5.293cm" draw:z-index="14"><draw:image xlink:href="Pictures/200000070000235A000014AD948FF272.svm" xlink:type="simple" xlink:show="embed" xlink:actuate="onLoad"/></draw:frame></text:p>
      <text:p text:style-name="P14"><text:span text:style-name="T4">Паттерн </text:span><text:span text:style-name="T6">Iterator</text:span></text:p>
      <text:p text:style-name="P146">Название и классификация паттерна</text:p>
      <text:p text:style-name="P14">Итератор - паттерн поведения объектов.</text:p>
      <text:p text:style-name="P146">Назначение</text:p>
      <text:p text:style-name="P14">Предоставляет способ последовательного доступа ко всем элементам составного объекта, не раскрывая его внутреннего представления.</text:p>
      <text:p text:style-name="P146">Применимость</text:p>
      <text:p text:style-name="P14"><text:soft-page-break/>Используйте паттерн итератор:</text:p>
      <text:list text:style-name="L36">
        <text:list-item>
          <text:p text:style-name="P98">для доступа к содержимому агрегированных объектов без раскрытия их внутреннего представления;</text:p>
        </text:list-item>
        <text:list-item>
          <text:p text:style-name="P98">а для поддержки нескольких активных обходов одного и того же агрегированного объекта;</text:p>
        </text:list-item>
        <text:list-item>
          <text:p text:style-name="P98">для предоставления единообразного интерфейса с целью обхода различных агрегированных структур (то есть для поддержки полиморфной итерации).</text:p>
        </text:list-item>
      </text:list>
      <text:p text:style-name="P146">Результаты</text:p>
      <text:list text:style-name="L37">
        <text:list-item>
          <text:p text:style-name="P101">поддерживает различные виды обхода агрегата. Сложные агрегаты можно обходить по-разному. Например, для генерации кода и семантических проверок нужно обходить деревья синтаксического разбора;</text:p>
        </text:list-item>
        <text:list-item>
          <text:p text:style-name="P101">итераторы упрощают интерфейс класса Aggregate;</text:p>
        </text:list-item>
        <text:list-item>
          <text:p text:style-name="P101">одновременно для данного агрегата может быть активно несколько обходов. Итератор следит за инкапсулированным в нем самом состоянием обхода. Поэтому одновременно разрешается осуществлять несколько обходов агрегата.</text:p>
        </text:list-item>
      </text:list>
      <text:p text:style-name="P14"><draw:frame draw:style-name="fr2" draw:name="Графический объект16" text:anchor-type="paragraph" svg:width="10.612cm" svg:height="5.794cm" draw:z-index="15"><draw:image xlink:href="Pictures/2000000700002973000016A3E0CE199F.svm" xlink:type="simple" xlink:show="embed" xlink:actuate="onLoad"/></draw:frame></text:p>
      <text:p text:style-name="P14"><text:span text:style-name="T4">Паттерн </text:span><text:span text:style-name="T6">Mediator</text:span></text:p>
      <text:p text:style-name="P146">Название и классификация паттерна</text:p>
      <text:p text:style-name="P14">Посредник - паттерн поведения объектов.</text:p>
      <text:p text:style-name="P146">Назначение</text:p>
      <text:p text:style-name="P14">Определяет объект, инкапсулирующий способ взаимодействия множества объектов. Посредник обеспечивает слабую связанность системы, избавляя объекты от необходимости явно ссылаться друг на друга и позволяя тем самым независимо изменять взаимодействия между ними.</text:p>
      <text:p text:style-name="P146">Применимость</text:p>
      <text:p text:style-name="P14">Используйте паттерн посредник, когда</text:p>
      <text:list text:style-name="L38">
        <text:list-item>
          <text:p text:style-name="P104">имеются объекты, связи между которыми сложны и четко определены. Получающиеся при этом взаимозависимости не структурированы и трудны для понимания;</text:p>
        </text:list-item>
        <text:list-item>
          <text:p text:style-name="P104">нельзя повторно использовать объект, поскольку он обменивается информацией со многими другими объектами;</text:p>
        </text:list-item>
        <text:list-item>
          <text:p text:style-name="P104"><text:soft-page-break/>поведение, распределенное между несколькими классами, должно поддаваться настройке без порождения множества подклассов.</text:p>
        </text:list-item>
      </text:list>
      <text:p text:style-name="P146">Результаты</text:p>
      <text:list text:style-name="L39">
        <text:list-item>
          <text:p text:style-name="P107">снижает число порождаемых подклассов;</text:p>
        </text:list-item>
        <text:list-item>
          <text:p text:style-name="P107">устраняет связанность между коллегами;</text:p>
        </text:list-item>
        <text:list-item>
          <text:p text:style-name="P107">упрощает протоколы взаимодействия объектов;</text:p>
        </text:list-item>
        <text:list-item>
          <text:p text:style-name="P107">абстрагирует способ кооперирования объектов;</text:p>
        </text:list-item>
        <text:list-item>
          <text:p text:style-name="P107">централизует управление.</text:p>
        </text:list-item>
      </text:list>
      <text:p text:style-name="P14"><draw:frame draw:style-name="fr2" draw:name="Графический объект17" text:anchor-type="paragraph" svg:width="11.776cm" svg:height="9.738cm" draw:z-index="16"><draw:image xlink:href="Pictures/2000000700002DFF0000260A5FF23E32.svm" xlink:type="simple" xlink:show="embed" xlink:actuate="onLoad"/></draw:frame></text:p>
      <text:p text:style-name="P14"><text:span text:style-name="T4">Паттерн </text:span><text:span text:style-name="T6">Memento</text:span></text:p>
      <text:p text:style-name="P146">Название и классификация паттерна</text:p>
      <text:p text:style-name="P14">Хранитель - паттерн поведения объектов.</text:p>
      <text:p text:style-name="P146">Назначение</text:p>
      <text:p text:style-name="P14">Не нарушая инкапсуляции, фиксирует и выносит за пределы объекта его внутреннее состояние так, чтобы позднее можно было восстановить в нем объект.</text:p>
      <text:p text:style-name="P146">Применимость</text:p>
      <text:p text:style-name="P14">Используйте паттерн хранитель, когда:</text:p>
      <text:list text:style-name="L40">
        <text:list-item>
          <text:p text:style-name="P112">необходимо сохранить мгновенный снимок состояния объекта (или его части), чтобы впоследствии объект можно было восстановить в том же состоянии;</text:p>
        </text:list-item>
        <text:list-item>
          <text:p text:style-name="P112">прямое получение этого состояния раскрывает детали реализации и нарушает инкапсуляцию объекта.</text:p>
        </text:list-item>
      </text:list>
      <text:p text:style-name="P146">Результаты</text:p>
      <text:p text:style-name="P14">Характерные особенности паттерна хранитель:</text:p>
      <text:list text:style-name="L41">
        <text:list-item>
          <text:p text:style-name="P114">сохранение границ инкапсуляции;</text:p>
        </text:list-item>
        <text:list-item>
          <text:p text:style-name="P114"><text:soft-page-break/>упрощение структуры хозяина;</text:p>
        </text:list-item>
        <text:list-item>
          <text:p text:style-name="P114">значительные издержки при использовании хранителей;</text:p>
        </text:list-item>
        <text:list-item>
          <text:p text:style-name="P114">определение ｫузкогоｻ и ｫширокогоｻ интерфейсов;</text:p>
        </text:list-item>
        <text:list-item>
          <text:p text:style-name="P114">скрытая плата за содержание хранителя.</text:p>
        </text:list-item>
      </text:list>
      <text:p text:style-name="P14"><draw:frame draw:style-name="fr2" draw:name="Графический объект18" text:anchor-type="paragraph" svg:width="11.405cm" svg:height="3.812cm" draw:z-index="17"><draw:image xlink:href="Pictures/2000000700002C8D00000EE3302D2A61.svm" xlink:type="simple" xlink:show="embed" xlink:actuate="onLoad"/></draw:frame></text:p>
      <text:p text:style-name="P14"><text:span text:style-name="T4">Паттерн </text:span><text:span text:style-name="T6">Observer</text:span></text:p>
      <text:p text:style-name="P146">Название и классификация паттерна</text:p>
      <text:p text:style-name="P14">Наблюдатель - паттерн поведения объектов.</text:p>
      <text:p text:style-name="P146">Назначение</text:p>
      <text:p text:style-name="P14">Определяет зависимость типа ｫодин ко многимｻ между объектами таким образом, что при изменении состояния одного объекта все зависящие от него оповещаются об этом и автоматически обновляются.</text:p>
      <text:p text:style-name="P146">Применимость</text:p>
      <text:p text:style-name="P14">Используйте паттерн наблюдатель в следующих ситуациях:</text:p>
      <text:list text:style-name="L42">
        <text:list-item>
          <text:p text:style-name="P119">когда у абстракции есть два аспекта, один из которых зависит от другого. Инкапсуляции этих аспектов в разные объекты позволяют изменять и повторно использовать их независимо;</text:p>
        </text:list-item>
        <text:list-item>
          <text:p text:style-name="P119">когда при модификации одного объекта требуется изменить другие и вы незнаете, сколько именно объектов нужно изменить;</text:p>
        </text:list-item>
        <text:list-item>
          <text:p text:style-name="P119">когда один объект должен оповещать других, не делая предположений об уведомляемых объектах. Другими словами, вы не хотите, чтобы объекты были тесно связаны между собой.</text:p>
        </text:list-item>
      </text:list>
      <text:p text:style-name="P146">Результаты</text:p>
      <text:p text:style-name="P14">Паттерн наблюдатель позволяет изменять субъекты и наблюдатели независимо друг от друга. Субъекты разрешается повторно использовать без участия наблюдателей, и наоборот. Это дает возможность добавлять новых наблюдателей без модификации субъекта или других наблюдателей.</text:p>
      <text:p text:style-name="P14"><draw:frame draw:style-name="fr2" draw:name="Графический объект19" text:anchor-type="paragraph" svg:width="11.668cm" svg:height="5.373cm" draw:z-index="18"><draw:image xlink:href="Pictures/2000000700002D95000014FC907D231B.svm" xlink:type="simple" xlink:show="embed" xlink:actuate="onLoad"/></draw:frame><text:soft-page-break/></text:p>
      <text:p text:style-name="P149">Паттерн State</text:p>
      <text:p text:style-name="P146">Название и классификация паттерна</text:p>
      <text:p text:style-name="P14">Состояние - паттерн поведения объектов.</text:p>
      <text:p text:style-name="P146">Назначение</text:p>
      <text:p text:style-name="P14">Позволяет объекту варьировать свое поведение в зависимости от внутреннего состояния. Извне создается впечатление, что изменился класс объекта.</text:p>
      <text:p text:style-name="P146">Применимость</text:p>
      <text:p text:style-name="P14">Используйте паттерн состояние в следующих случаях:</text:p>
      <text:list text:style-name="L43">
        <text:list-item>
          <text:p text:style-name="P122">когда поведение объекта зависит от его состояния и должно изменяться во время выполнения;</text:p>
        </text:list-item>
        <text:list-item>
          <text:p text:style-name="P122">когда в коде операций встречаются состоящие из многих ветвей условные операторы, в которых выбор ветви зависит от состоянияю</text:p>
        </text:list-item>
      </text:list>
      <text:p text:style-name="P146">Результаты</text:p>
      <text:list text:style-name="L44">
        <text:list-item>
          <text:p text:style-name="P124">локализует зависящее от состояния поведение и делит его на части, соответствующие состояниям;</text:p>
        </text:list-item>
        <text:list-item>
          <text:p text:style-name="P124">делает явными переходы между состояниями;</text:p>
        </text:list-item>
        <text:list-item>
          <text:p text:style-name="P124">объекты состояния можно разделять.</text:p>
        </text:list-item>
      </text:list>
      <text:p text:style-name="P14"><draw:frame draw:style-name="fr2" draw:name="Графический объект20" text:anchor-type="paragraph" svg:width="9.58cm" svg:height="4.5cm" draw:z-index="19"><draw:image xlink:href="Pictures/200000070000256B00001193E52C21FC.svm" xlink:type="simple" xlink:show="embed" xlink:actuate="onLoad"/></draw:frame><text:span text:style-name="T4">Паттерн </text:span><text:span text:style-name="T6">Strategy</text:span></text:p>
      <text:p text:style-name="P146">Название и классификация паттерна</text:p>
      <text:p text:style-name="P14">Стратегия - паттерн поведения объектов.</text:p>
      <text:p text:style-name="P146">Назначение</text:p>
      <text:p text:style-name="P14">Определяет семейство алгоритмов, инкапсулирует каждый из них и делает их взаимозаменяемыми. Стратегия позволяет изменять алгоритмы независимо от клиентов, <text:soft-page-break/>которые ими пользуются.</text:p>
      <text:p text:style-name="P146">Применимость</text:p>
      <text:p text:style-name="P14">Используйте паттерн стратегия, когда:</text:p>
      <text:list text:style-name="L45">
        <text:list-item>
          <text:p text:style-name="P127">имеется много родственных классов, отличающихся только поведением;</text:p>
        </text:list-item>
        <text:list-item>
          <text:p text:style-name="P127">вам нужно иметь несколько разных вариантов алгоритма;</text:p>
        </text:list-item>
        <text:list-item>
          <text:p text:style-name="P127">в алгоритме содержатся данные, о которых клиент не должен знать;</text:p>
        </text:list-item>
        <text:list-item>
          <text:p text:style-name="P127">в классе определено много поведений, что представлено разветвленными условными операторами. В этом случае проще перенести код из ветвей в отдельные классы стратегий.</text:p>
        </text:list-item>
      </text:list>
      <text:p text:style-name="P146">Результаты</text:p>
      <text:list text:style-name="L46">
        <text:list-item>
          <text:p text:style-name="P131">семейства родственных алгоритмов;</text:p>
        </text:list-item>
        <text:list-item>
          <text:p text:style-name="P131">альтернатива порождению подклассов. Наследование поддерживает многообразие алгоритмов или поведений;</text:p>
        </text:list-item>
        <text:list-item>
          <text:p text:style-name="P131">с помощью стратегий можно избавиться от условных операторов;</text:p>
        </text:list-item>
        <text:list-item>
          <text:p text:style-name="P131">выбор реализации. Стратегии могут предлагать различные реализации одного и того же поведения;</text:p>
        </text:list-item>
        <text:list-item>
          <text:p text:style-name="P131">обмен информацией между стратегией и контекстом.</text:p>
        </text:list-item>
      </text:list>
      <text:p text:style-name="P14"><draw:frame draw:style-name="fr2" draw:name="Графический объект21" text:anchor-type="paragraph" svg:width="11.591cm" svg:height="3.598cm" draw:z-index="20"><draw:image xlink:href="Pictures/2000000700002D4600000E0FE187C8BE.svm" xlink:type="simple" xlink:show="embed" xlink:actuate="onLoad"/></draw:frame><text:span text:style-name="T4"/></text:p>
      <text:p text:style-name="P14"><text:span text:style-name="T4">Паттерн </text:span><text:span text:style-name="T6">Template</text:span> <text:span text:style-name="T6">Method</text:span></text:p>
      <text:p text:style-name="P146">Название и классификация паттерна</text:p>
      <text:p text:style-name="P14">Шаблонный метод — паттерн поведения классов.</text:p>
      <text:p text:style-name="P146">Назначение</text:p>
      <text:p text:style-name="P14">Шаблонный метод определяет основу алгоритма и позволяет подклассам переопределить некоторые шаги алгоритма, не изменяя его структуру в целом.</text:p>
      <text:p text:style-name="P146">Применимость</text:p>
      <text:p text:style-name="P14">Паттерн шаблонный метод следует использовать:</text:p>
      <text:list text:style-name="L47">
        <text:list-item>
          <text:p text:style-name="P136">чтобы однократно использовать инвариантные части алгоритма, оставляя реализацию изменяющегося поведения на усмотрение подклассов;</text:p>
        </text:list-item>
        <text:list-item>
          <text:p text:style-name="P136">когда нужно вычленить и локализовать в одном классе поведение, общее для всех подклассов, дабы избежать дублирования кода;</text:p>
        </text:list-item>
        <text:list-item>
          <text:p text:style-name="P136">для управления расширениями подклассов.</text:p>
        </text:list-item>
      </text:list>
      <text:p text:style-name="P146">Результаты</text:p>
      <text:p text:style-name="P14">Шаблонные методы - один из фундаментальных приемов повторного использования кода. <text:soft-page-break/>Они особенно важны в библиотеках классов, поскольку предоставляют возможность вынести общее поведение в библиотечные классы.</text:p>
      <text:p text:style-name="P148"><draw:frame draw:style-name="fr2" draw:name="Графический объект22" text:anchor-type="paragraph" svg:width="8.707cm" svg:height="5.029cm" draw:z-index="21"><draw:image xlink:href="Pictures/2000000700002202000013A488410468.svm" xlink:type="simple" xlink:show="embed" xlink:actuate="onLoad"/></draw:frame>Паттерн Visitor</text:p>
      <text:p text:style-name="P146">Название и классификация паттерна</text:p>
      <text:p text:style-name="P14">Посетитель - паттерн поведения объектов.</text:p>
      <text:p text:style-name="P146">Назначение</text:p>
      <text:p text:style-name="P14">Описывает операцию, выполняемую с каждым объектом из некоторой структуры. Паттерн посетитель позволяет определить новую операцию, не изменяя классы этих объектов.</text:p>
      <text:p text:style-name="P146">Применимость</text:p>
      <text:p text:style-name="P14">Используйте паттерн посетитель, когда:</text:p>
      <text:list text:style-name="L48">
        <text:list-item>
          <text:p text:style-name="P139">в структуре присутствуют объекты многих классов с различными интерфейсами и вы хотите выполнять над ними операции, зависящие от конкретных классов;</text:p>
        </text:list-item>
        <text:list-item>
          <text:p text:style-name="P139">над объектами, входящими в состав структуры, надо выполнять разнообразные, не связанные между собой операции и вы не хотите ｫзасорятьｻ классы такими операциями. Посетитель позволяет объединить родственные операции, поместив их в один класс. Если структура объектов является общей для нескольких приложений, то паттерн посетитель позволит в каждое приложение включить только относящиеся к нему операции;</text:p>
        </text:list-item>
        <text:list-item>
          <text:p text:style-name="P139">классы, устанавливающие структуру объектов, изменяются редко, но новые операции над этой структурой добавляются часто;</text:p>
        </text:list-item>
      </text:list>
      <text:p text:style-name="P146">Результаты</text:p>
      <text:list text:style-name="L49">
        <text:list-item>
          <text:p text:style-name="P142">объединяет родственные операции и отсекает те, которые не имеют к ним отношения. Родственное поведение не разносится по всем классам, присутствующим в структуре объектов, оно локализовано в посетителе;</text:p>
        </text:list-item>
        <text:list-item>
          <text:p text:style-name="P142">посещение различных иерархий классов. Итератор может посещать объекты структуры по мере ее обхода, вызывая операции объектов. Но итератор не способен работать со структурами, состоящими из объектов разных типов;</text:p>
        </text:list-item>
        <text:list-item>
          <text:p text:style-name="P142">аккумулирование состояния. Посетители могут аккумулировать информацию о состоянии при посещении объектов структуры. Если не использовать этот паттерн, состояние придется передавать в виде дополнительных аргументов операций, выполняющих обход, или хранить в глобальных переменных;</text:p>
        </text:list-item>
        <text:list-item>
          <text:p text:style-name="P142">нарушение инкапсуляции.</text:p>
        </text:list-item>
      </text:list>
      <text:p text:style-name="P150"><draw:frame draw:style-name="fr1" draw:name="Графический объект23" text:anchor-type="paragraph" svg:width="12.464cm" svg:height="8.865cm" draw:z-index="22"><draw:image xlink:href="Pictures/20000007000030AF000022A1019A7854.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Italic" svg:font-family="Times-Italic"/>
    <style:font-face style:name="Times-Roman" svg:font-family="Times-Roman"/>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ru" fo:country="RU"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0.499cm" fo:margin-bottom="0.499cm" fo:margin-left="1.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4</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initial-creator>Прио Прио</meta:initial-creator>
    <meta:creation-date>2012-08-01T08:53:14</meta:creation-date>
    <dc:creator>Прио Прио</dc:creator>
    <dc:date>2012-08-01T10:40:09</dc:date>
    <meta:editing-cycles>6</meta:editing-cycles>
    <meta:editing-duration>PT1H31M44S</meta:editing-duration>
    <meta:user-defined meta:name="Info 1"/>
    <meta:user-defined meta:name="Info 2"/>
    <meta:user-defined meta:name="Info 3"/>
    <meta:user-defined meta:name="Info 4"/>
    <meta:document-statistic meta:table-count="0" meta:image-count="23" meta:object-count="0" meta:page-count="24" meta:paragraph-count="363" meta:word-count="4097" meta:character-count="34148"/>
  </office:meta>
</office:document-meta>
</file>